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0c85" officeooo:paragraph-rsid="001f0c85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ITO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4T15:59:32.122000000</meta:creation-date>
    <meta:generator>LibreOffice/6.1.2.1$Windows_X86_64 LibreOffice_project/65905a128db06ba48db947242809d14d3f9a93fe</meta:generator>
    <dc:date>2022-10-14T16:00:15.286000000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